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8964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163a2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163a2" draw:textarea-horizontal-align="justify" draw:textarea-vertical-align="middle" draw:auto-grow-height="false"/>
    </style:style>
    <style:style style:name="gr7" style:family="graphic" style:parent-style-name="standard">
      <style:graphic-properties draw:marker-start="" draw:marker-end="Rounded_20_large_20_Arrow" draw:textarea-vertical-align="middle"/>
    </style:style>
    <style:style style:name="gr8" style:family="graphic" style:parent-style-name="standard">
      <style:graphic-properties svg:stroke-color="#8163a2" draw:marker-start="Rounded_20_large_20_Arrow" draw:marker-end="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cm" draw:shadow="hidden"/>
    </style:style>
    <style:style style:name="gr10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1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2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fill="solid" draw:fill-color="#f89647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fill="solid" draw:fill-color="#f89647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8163a2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="solid" draw:fill-color="#9bba57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width="0cm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ekton" style:font-pitch="variable"/>
    </style:style>
    <style:style style:name="P3" style:family="paragraph">
      <style:paragraph-properties fo:text-align="center"/>
      <style:text-properties fo:color="#ffffff" fo:font-family="Tekton" style:font-pitch="variable"/>
    </style:style>
    <style:style style:name="P4" style:family="paragraph">
      <style:paragraph-properties fo:text-align="center"/>
      <style:text-properties fo:color="#ffffff" style:text-outline="true" fo:font-family="Tekton" style:font-pitch="variable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color="#ffffff" style:text-outline="true"/>
    </style:style>
    <style:style style:name="P7" style:family="paragraph">
      <style:paragraph-properties fo:line-height="150%" fo:text-align="center"/>
      <style:text-properties fo:font-family="Tekton" style:font-pitch="variable"/>
    </style:style>
    <style:style style:name="P8" style:family="paragraph">
      <style:paragraph-properties fo:line-height="150%" fo:text-align="center"/>
      <style:text-properties fo:font-family="Tekton" style:font-pitch="variable" fo:font-size="14pt" style:font-size-asian="14pt" style:font-size-complex="14pt"/>
    </style:style>
    <style:style style:name="P9" style:family="paragraph">
      <style:paragraph-properties fo:text-align="end"/>
      <style:text-properties fo:font-family="Tekton" style:font-pitch="variable"/>
    </style:style>
    <style:style style:name="P10" style:family="paragraph">
      <style:paragraph-properties fo:text-align="end"/>
      <style:text-properties fo:font-family="Tekton" style:font-pitch="variable" fo:font-size="14pt" style:font-size-asian="14pt" style:font-size-complex="14pt"/>
    </style:style>
    <style:style style:name="P11" style:family="paragraph">
      <style:text-properties fo:font-family="Tekton" style:font-pitch="variable"/>
    </style:style>
    <style:style style:name="P12" style:family="paragraph">
      <style:text-properties fo:font-family="Tekton" style:font-pitch="variable" fo:font-size="14pt" style:font-size-asian="14pt" style:font-size-complex="14pt"/>
    </style:style>
    <style:style style:name="P13" style:family="paragraph">
      <style:paragraph-properties fo:line-height="150%" fo:text-align="center"/>
      <style:text-properties fo:color="#ffffff" fo:font-family="Tekton" style:font-pitch="variable"/>
    </style:style>
    <style:style style:name="T1" style:family="text">
      <style:text-properties fo:color="#ffffff" fo:font-family="Tekton" style:font-pitch="variable"/>
    </style:style>
    <style:style style:name="T2" style:family="text">
      <style:text-properties fo:color="#ffffff"/>
    </style:style>
    <style:style style:name="T3" style:family="text">
      <style:text-properties fo:font-family="Tekton" style:font-pitch="variable" fo:font-size="14pt" style:font-size-asian="14pt" style:font-size-complex="14pt"/>
    </style:style>
    <style:style style:name="T4" style:family="text">
      <style:text-properties fo:font-family="Tekton" style:font-pitch="variable"/>
    </style:style>
    <style:style style:name="T5" style:family="text">
      <style:text-properties fo:color="#ffffff" fo:font-family="Tekton" style:font-pitch="variable" fo:font-size="12pt" style:font-size-asian="12pt" style:font-size-complex="12pt"/>
    </style:style>
    <style:style style:name="T6" style:family="text">
      <style:text-properties fo:color="#ffffff" fo:font-family="Tekton" style:font-pitch="variable" fo:font-size="16pt" style:font-size-asian="16pt" style:font-size-complex="16pt"/>
    </style:style>
    <style:style style:name="T7" style:family="text">
      <style:text-properties fo:color="#ffffff" fo:font-family="Tekto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cm" svg:height="9.73cm" svg:x="7.6cm" svg:y="5.07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3" draw:layer="layout" svg:width="9.222cm" svg:height="7.582cm" svg:x="8.989cm" svg:y="6.144cm">
            <text:p text:style-name="P2"><text:span text:style-name="T1">Application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3" draw:text-style-name="P4" xml:id="id10" draw:id="id10" draw:layer="layout" svg:width="4.5cm" svg:height="2.15cm" svg:x="2.3cm" svg:y="2.8cm">
          <text:p text:style-name="P2"><text:span text:style-name="T1">HTML</text:span></text:p>
          <text:p text:style-name="P2"><text:span text:style-name="T1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4.5cm" svg:height="2.29cm" svg:x="21.15cm" svg:y="2.7cm">
          <text:p text:style-name="P1"><text:span text:style-name="T1">E</text:span><text:span text:style-name="T2">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4.5cm" svg:height="2.15cm" svg:x="2.3cm" svg:y="13.95cm">
          <text:p text:style-name="P1"><text:span text:style-name="T1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4.5cm" svg:height="2.15cm" svg:x="2.3cm" svg:y="17.1cm">
          <text:p text:style-name="P2"><text:span text:style-name="T1">Other</text:span></text:p>
          <text:p text:style-name="P2"><text:span text:style-name="T1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6" draw:id="id6" draw:layer="layout" svg:width="4.5cm" svg:height="2.29cm" svg:x="21.15cm" svg:y="5.71cm">
          <text:p text:style-name="P2"><text:span text:style-name="T1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8" draw:id="id8" draw:layer="layout" svg:width="4.5cm" svg:height="2.29cm" svg:x="21.15cm" svg:y="15.41cm">
          <text:p text:style-name="P2"><text:span text:style-name="T1">Other</text:span></text:p>
          <text:p text:style-name="P2"><text:span text:style-name="T1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s" svg:x1="6.8cm" svg:y1="15.025cm" svg:x2="8.9cm" svg:y2="12.45cm" draw:start-shape="id1" draw:end-shape="id2" draw:end-glue-point="6" svg:d="m6800 15025h502l1097-2575h501" svg:viewBox="0 0 2101 2576">
          <text:p/>
        </draw:connector>
        <draw:connector draw:style-name="gr7" draw:text-style-name="P1" draw:layer="layout" draw:type="lines" svg:x1="6.8cm" svg:y1="18.175cm" svg:x2="8.9cm" svg:y2="12.45cm" draw:start-shape="id3" draw:start-glue-point="1" draw:end-shape="id2" draw:end-glue-point="6" svg:d="m6800 18175h502l1097-5725h501" svg:viewBox="0 0 2101 5726">
          <text:p/>
        </draw:connector>
        <draw:connector draw:style-name="gr8" draw:text-style-name="P1" draw:layer="layout" draw:type="lines" svg:x1="21.15cm" svg:y1="3.845cm" svg:x2="17.6cm" svg:y2="6.25cm" draw:start-shape="id4" draw:start-glue-point="3" draw:end-shape="id5" draw:end-glue-point="10" svg:d="m21150 3845h-501l-2547 2405h-502" svg:viewBox="0 0 3551 2406">
          <text:p/>
        </draw:connector>
        <draw:connector draw:style-name="gr8" draw:text-style-name="P1" draw:layer="layout" draw:type="lines" svg:x1="21.15cm" svg:y1="6.855cm" svg:x2="18.6cm" svg:y2="7.95cm" draw:start-shape="id6" draw:end-shape="id7" draw:end-glue-point="10" svg:d="m21150 6855h-501l-1547 1095h-502" svg:viewBox="0 0 2551 1096">
          <text:p/>
        </draw:connector>
        <draw:connector draw:style-name="gr8" draw:text-style-name="P1" draw:layer="layout" draw:type="lines" svg:x1="23.4cm" svg:y1="15.41cm" svg:x2="18.127cm" svg:y2="12.827cm" draw:start-shape="id8" draw:start-glue-point="0" draw:end-shape="id9" draw:end-glue-point="9" svg:d="m23400 15410v-501l-4698-2082h-575" svg:viewBox="0 0 5274 2584">
          <text:p/>
        </draw:connector>
        <draw:connector draw:style-name="gr7" draw:text-style-name="P1" draw:layer="layout" draw:type="lines" svg:x1="4.55cm" svg:y1="4.95cm" svg:x2="8.9cm" svg:y2="7.45cm" draw:start-shape="id10" draw:start-glue-point="2" draw:end-shape="id11" draw:end-glue-point="6" svg:d="m4550 4950v502l3849 1998h501" svg:viewBox="0 0 4351 2501">
          <text:p/>
        </draw:connector>
        <draw:frame draw:style-name="gr9" draw:text-style-name="P8" xml:id="id12" draw:id="id12" draw:layer="layout" svg:width="2.7cm" svg:height="1.495cm" svg:x="8.9cm" svg:y="1.6cm">
          <draw:text-box>
            <text:p text:style-name="P7"><text:span text:style-name="T3">internal </text:span></text:p>
            <text:p text:style-name="P2"><text:span text:style-name="T3">client port</text:span></text:p>
          </draw:text-box>
        </draw:frame>
        <draw:connector draw:style-name="gr10" draw:text-style-name="P1" draw:layer="layout" draw:type="curve" svg:x1="10.25cm" svg:y1="3.095cm" svg:x2="9.15cm" svg:y2="7.2cm" draw:start-shape="id12" draw:end-shape="id11" draw:end-glue-point="4" svg:d="m10250 3095c0 3078-1100 1026-1100 4105" svg:viewBox="0 0 1101 4106">
          <text:p/>
        </draw:connector>
        <draw:frame draw:style-name="gr9" draw:text-style-name="P8" xml:id="id13" draw:id="id13" draw:layer="layout" svg:width="2.7cm" svg:height="1.495cm" svg:x="9.3cm" svg:y="16.739cm">
          <draw:text-box>
            <text:p text:style-name="P7"><text:span text:style-name="T3">external </text:span></text:p>
            <text:p text:style-name="P2"><text:span text:style-name="T3">client port</text:span></text:p>
          </draw:text-box>
        </draw:frame>
        <draw:connector draw:style-name="gr10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9" draw:text-style-name="P8" xml:id="id14" draw:id="id14" draw:layer="layout" svg:width="3.4cm" svg:height="1.495cm" svg:x="15.7cm" svg:y="16.539cm">
          <draw:text-box>
            <text:p text:style-name="P7"><text:span text:style-name="T3">external </text:span></text:p>
            <text:p text:style-name="P2"><text:span text:style-name="T3">services port</text:span></text:p>
          </draw:text-box>
        </draw:frame>
        <draw:connector draw:style-name="gr11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9" draw:text-style-name="P8" xml:id="id15" draw:id="id15" draw:layer="layout" svg:width="3.1cm" svg:height="1.495cm" svg:x="16.4cm" svg:y="1.439cm">
          <draw:text-box>
            <text:p text:style-name="P7"><text:span text:style-name="T3">persistence </text:span></text:p>
            <text:p text:style-name="P2"><text:span text:style-name="T3">client ports</text:span></text:p>
          </draw:text-box>
        </draw:frame>
        <draw:connector draw:style-name="gr11" draw:text-style-name="P1" draw:layer="layout" draw:type="curve" svg:x1="17.95cm" svg:y1="2.934cm" svg:x2="17.35cm" svg:y2="6cm" draw:start-shape="id15" draw:start-glue-point="2" draw:end-shape="id5" draw:end-glue-point="4" svg:d="m17950 2934c0 2299-600 767-600 3066" svg:viewBox="0 0 601 3067">
          <text:p/>
        </draw:connector>
        <draw:connector draw:style-name="gr11" draw:text-style-name="P1" draw:layer="layout" draw:type="curve" svg:x1="17.95cm" svg:y1="2.934cm" svg:x2="18.35cm" svg:y2="7.7cm" draw:start-shape="id15" draw:start-glue-point="2" draw:end-shape="id7" draw:end-glue-point="4" svg:d="m17950 2934c0 3574 400 1192 400 4766" svg:viewBox="0 0 401 4767">
          <text:p/>
        </draw:connector>
      </draw:page>
      <draw:page draw:name="page2" draw:style-name="dp1" draw:master-page-name="Default">
        <draw:custom-shape draw:style-name="gr3" draw:text-style-name="P6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2"><text:span text:style-name="T1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2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3" draw:text-style-name="P3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2"><text:span text:style-name="T1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layer="layout" svg:width="0.502cm" svg:height="1.237cm" svg:x="24.7cm" svg:y="6.5cm">
          <draw:text-box>
            <text:p/>
          </draw:text-box>
        </draw:frame>
        <draw:frame draw:style-name="gr15" draw:text-style-name="P10" draw:layer="layout" svg:width="2.53cm" svg:height="0.873cm" svg:x="16.7cm" svg:y="3.197cm">
          <draw:text-box>
            <text:p text:style-name="P9"><text:span text:style-name="T3">command</text:span></text:p>
          </draw:text-box>
        </draw:frame>
        <draw:frame draw:style-name="gr16" draw:text-style-name="P12" draw:layer="layout" svg:width="1.484cm" svg:height="0.873cm" svg:x="19.8cm" svg:y="3.197cm">
          <draw:text-box>
            <text:p text:style-name="P11"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17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8" draw:text-style-name="P11" draw:layer="layout" svg:width="4.265cm" svg:height="1.051cm" svg:x="16.859cm" svg:y="9.7cm">
              <draw:text-box>
                <text:p text:style-name="P11"><text:span text:style-name="T4">Domain Model</text:span></text:p>
              </draw:text-box>
            </draw:frame>
          </draw:g>
          <draw:g>
            <draw:custom-shape draw:style-name="gr19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2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2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2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2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2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2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3" draw:text-style-name="P4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1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2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2" draw:text-style-name="P1" draw:layer="layout" svg:x1="22.794cm" svg:y1="18.536cm" svg:x2="23.998cm" svg:y2="18.5cm" draw:start-shape="id24" draw:start-glue-point="1" draw:end-shape="id25" draw:end-glue-point="6" svg:d="m22794 18536h602v-36h602" svg:viewBox="0 0 1205 37">
          <text:p/>
        </draw:connector>
        <draw:g>
          <draw:custom-shape draw:style-name="gr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8" draw:text-style-name="P10" draw:layer="layout" svg:width="2.974cm" svg:height="0.873cm" svg:x="23.6cm" svg:y="19.694cm">
            <draw:text-box>
              <text:p text:style-name="P9"><text:span text:style-name="T3">Event Store</text:span></text:p>
            </draw:text-box>
          </draw:frame>
        </draw:g>
        <draw:custom-shape draw:style-name="gr13" draw:text-style-name="P3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2"><text:span text:style-name="T1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3" draw:text-style-name="P1" draw:layer="layout" svg:x1="18.001cm" svg:y1="17.4cm" svg:x2="16.3cm" svg:y2="18.63cm" draw:start-shape="id23" draw:start-glue-point="6" draw:end-shape="id26" draw:end-glue-point="1" svg:d="m18001 17400v1230h-1701" svg:viewBox="0 0 1702 1231">
          <text:p/>
        </draw:connector>
        <draw:custom-shape draw:style-name="gr2" draw:text-style-name="P4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1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2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18" draw:text-style-name="P10" xml:id="id26" draw:id="id26" draw:layer="layout" svg:width="1.874cm" svg:height="0.873cm" svg:x="14.426cm" svg:y="18.194cm">
          <draw:text-box>
            <text:p text:style-name="P9"><text:span text:style-name="T3">events</text:span></text:p>
          </draw:text-box>
        </draw:frame>
        <draw:frame draw:style-name="gr15" draw:text-style-name="P10" draw:layer="layout" svg:width="1.874cm" svg:height="0.873cm" svg:x="11.72cm" svg:y="14.9cm">
          <draw:text-box>
            <text:p text:style-name="P9"><text:span text:style-name="T3">events</text:span></text:p>
          </draw:text-box>
        </draw:frame>
        <draw:connector draw:style-name="gr12" draw:text-style-name="P1" draw:layer="layout" svg:x1="14.426cm" svg:y1="18.63cm" svg:x2="8.601cm" svg:y2="17.099cm" draw:start-shape="id26" draw:start-glue-point="3" draw:end-shape="id27" draw:end-glue-point="7" svg:d="m14426 18630h-5825v-1531" svg:viewBox="0 0 5826 1532">
          <text:p/>
        </draw:connector>
        <draw:frame draw:style-name="gr18" draw:text-style-name="P10" xml:id="id24" draw:id="id24" draw:layer="layout" svg:width="1.874cm" svg:height="0.873cm" svg:x="20.92cm" svg:y="18.1cm">
          <draw:text-box>
            <text:p text:style-name="P9"><text:span text:style-name="T3">events</text:span></text:p>
          </draw:text-box>
        </draw:frame>
        <draw:connector draw:style-name="gr24" draw:text-style-name="P1" draw:layer="layout" svg:x1="20.6cm" svg:y1="17.4cm" svg:x2="20.92cm" svg:y2="18.536cm" draw:start-shape="id23" draw:start-glue-point="7" draw:end-shape="id24" draw:end-glue-point="3" svg:d="m20600 17400v1136h320" svg:viewBox="0 0 321 1137">
          <text:p/>
        </draw:connector>
        <draw:custom-shape draw:style-name="gr2" draw:text-style-name="P6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1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5" draw:text-style-name="P10" draw:layer="layout" svg:width="1.874cm" svg:height="0.873cm" svg:x="4.233cm" svg:y="14.994cm">
          <draw:text-box>
            <text:p text:style-name="P9"><text:span text:style-name="T3">events</text:span></text:p>
          </draw:text-box>
        </draw:frame>
        <draw:custom-shape draw:style-name="gr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10" draw:layer="layout" svg:width="2.509cm" svg:height="0.873cm" svg:x="0.873cm" svg:y="9.359cm">
          <draw:text-box>
            <text:p text:style-name="P2"><text:span text:style-name="T3">Database</text:span></text:p>
          </draw:text-box>
        </draw:frame>
        <draw:connector draw:style-name="gr12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2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5" draw:text-style-name="P10" draw:layer="layout" svg:width="1.133cm" svg:height="0.873cm" svg:x="3.463cm" svg:y="7cm">
          <draw:text-box>
            <text:p text:style-name="P9"><text:span text:style-name="T3">sql</text:span></text:p>
          </draw:text-box>
        </draw:frame>
        <draw:connector draw:style-name="gr12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3" draw:text-style-name="P4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1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2"><text:span text:style-name="T1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25" draw:text-style-name="P10" draw:layer="layout" svg:width="1.133cm" svg:height="0.873cm" svg:x="3.463cm" svg:y="11.294cm">
          <draw:text-box>
            <text:p text:style-name="P9"><text:span text:style-name="T3">sql</text:span></text:p>
          </draw:text-box>
        </draw:frame>
        <draw:frame draw:style-name="gr15" draw:text-style-name="P10" draw:layer="layout" svg:width="1.637cm" svg:height="0.873cm" svg:x="3.2cm" svg:y="3.197cm">
          <draw:text-box>
            <text:p text:style-name="P9"><text:span text:style-name="T3">query</text:span></text:p>
          </draw:text-box>
        </draw:frame>
        <draw:frame draw:style-name="gr15" draw:text-style-name="P10" draw:layer="layout" svg:width="1.615cm" svg:height="0.873cm" svg:x="5.858cm" svg:y="3.197cm">
          <draw:text-box>
            <text:p text:style-name="P9"><text:span text:style-name="T3">DTOs</text:span></text:p>
          </draw:text-box>
        </draw:frame>
        <draw:frame draw:style-name="gr26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2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25" draw:text-style-name="P10" draw:layer="layout" svg:width="1.586cm" svg:height="0.873cm" svg:x="6cm" svg:y="11.2cm">
          <draw:text-box>
            <text:p text:style-name="P9"><text:span text:style-name="T3">email</text:span></text:p>
          </draw:text-box>
        </draw:frame>
        <draw:frame draw:style-name="gr18" draw:text-style-name="P10" draw:layer="layout" svg:width="2.758cm" svg:height="0.873cm" svg:x="7.5cm" svg:y="9.294cm">
          <draw:text-box>
            <text:p text:style-name="P2"><text:span text:style-name="T3">Messaging</text:span></text:p>
          </draw:text-box>
        </draw:frame>
      </draw:page>
      <draw:page draw:name="page3" draw:style-name="dp1" draw:master-page-name="Default">
        <draw:custom-shape draw:style-name="gr27" draw:text-style-name="P13" draw:layer="layout" svg:width="4.2cm" svg:height="1.8cm" svg:x="3.4cm" svg:y="2.3cm">
          <text:p text:style-name="P13"><text:span text:style-name="T5">&lt;&lt;aggregate root&gt;&gt;</text:span></text:p>
          <text:p text:style-name="P13"><text:span text:style-name="T6">Study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4.2cm" svg:height="1.8cm" svg:x="12.1cm" svg:y="9.2cm">
          <text:p text:style-name="P13"><text:span text:style-name="T5">&lt;&lt;value object&gt;&gt;</text:span></text:p>
          <text:p text:style-name="P13"><text:span text:style-name="T6">StudyId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4.9cm" svg:height="1.9cm" svg:x="4.5cm" svg:y="6.1cm">
          <text:p text:style-name="P13"><text:span text:style-name="T5">&lt;&lt;aggregate root&gt;&gt;</text:span></text:p>
          <text:p text:style-name="P13"><text:span text:style-name="T7">CollectionEventType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4.9cm" svg:height="1.8cm" svg:x="11.2cm" svg:y="5.9cm">
          <text:p text:style-name="P13"><text:span text:style-name="T5">&lt;&lt;value object&gt;&gt;</text:span></text:p>
          <text:p text:style-name="P13"><text:span text:style-name="T7">CollectionEventTypeId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4.2cm" svg:height="1.8cm" svg:x="10cm" svg:y="2.5cm">
          <text:p text:style-name="P13"><text:span text:style-name="T5">&lt;&lt;value object&gt;&gt;</text:span></text:p>
          <text:p text:style-name="P13"><text:span text:style-name="T6">StudyI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02T16:26:40</dc:date>
    <dc:creator>Nelson Loyola</dc:creator>
    <meta:editing-duration>PT1H39M13S</meta:editing-duration>
    <meta:editing-cycles>7</meta:editing-cycles>
    <meta:generator>LibreOffice/4.0.2.2$Linux_X86_64 LibreOffice_project/400m0$Build-2</meta:generator>
    <meta:document-statistic meta:object-count="95"/>
  </office:meta>
</office:document-meta>
</file>